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list-style-name="WWNum2"/>
    <style:style style:name="P4" style:family="paragraph" style:parent-style-name="Standard" style:list-style-name="WWNum2">
      <style:text-properties officeooo:paragraph-rsid="0016d45f"/>
    </style:style>
    <style:style style:name="P5" style:family="paragraph" style:parent-style-name="Standard" style:list-style-name="WWNum2">
      <style:text-properties officeooo:rsid="0019a941" officeooo:paragraph-rsid="0019a941"/>
    </style:style>
    <style:style style:name="P6" style:family="paragraph" style:parent-style-name="Standard" style:list-style-name="WWNum2">
      <style:text-properties officeooo:rsid="0016d45f" officeooo:paragraph-rsid="0016d45f"/>
    </style:style>
    <style:style style:name="P7" style:family="paragraph" style:parent-style-name="Standard" style:list-style-name="WWNum2">
      <style:text-properties officeooo:rsid="001a0163" officeooo:paragraph-rsid="001a0163"/>
    </style:style>
    <style:style style:name="P8" style:family="paragraph" style:parent-style-name="Standard" style:list-style-name="WWNum1"/>
    <style:style style:name="P9" style:family="paragraph" style:parent-style-name="Standard" style:list-style-name="WWNum1">
      <style:text-properties officeooo:rsid="00150bce" officeooo:paragraph-rsid="00150bce"/>
    </style:style>
    <style:style style:name="P10" style:family="paragraph" style:parent-style-name="Standard" style:list-style-name="WWNum1">
      <style:text-properties officeooo:rsid="00150bce" officeooo:paragraph-rsid="00185465"/>
    </style:style>
    <style:style style:name="P11" style:family="paragraph" style:parent-style-name="Standard" style:list-style-name="WWNum1">
      <style:text-properties officeooo:rsid="0013496e" officeooo:paragraph-rsid="001b9562"/>
    </style:style>
    <style:style style:name="T1" style:family="text">
      <style:text-properties officeooo:rsid="00150bce"/>
    </style:style>
    <style:style style:name="T2" style:family="text">
      <style:text-properties officeooo:rsid="0016d45f"/>
    </style:style>
    <style:style style:name="T3" style:family="text">
      <style:text-properties officeooo:rsid="0017756a"/>
    </style:style>
    <style:style style:name="T4" style:family="text">
      <style:text-properties officeooo:rsid="0019a941"/>
    </style:style>
    <style:style style:name="T5" style:family="text">
      <style:text-properties fo:color="#00000a" style:font-name="Liberation Serif" fo:font-size="12pt" fo:language="en" fo:country="US" officeooo:rsid="001d01c1" style:font-name-asian="SimSun" style:font-size-asian="12pt" style:language-asian="zh" style:country-asian="CN" style:font-name-complex="Lucida Sans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966 Fender Showman Amp AB763 Maintenance Log <text:s text:c="51"/>Riley McDowell</text:p>
      <text:p text:style-name="P1"/>
      <text:p text:style-name="Standard">February 2020 </text:p>
      <text:list xml:id="list509138755" text:style-name="WWNum2">
        <text:list-item>
          <text:p text:style-name="P3">Amp purchased from Reverb.com shipping from Portland OR - $725</text:p>
        </text:list-item>
        <text:list-item>
          <text:p text:style-name="P3">Works, but has moderate 60Hz hum with 120Hz overtone</text:p>
        </text:list-item>
        <text:list-item>
          <text:p text:style-name="P3">Missin<text:span text:style-name="T1">g </text:span>Fender logo <text:span text:style-name="T1">and t</text:span>ube chart</text:p>
        </text:list-item>
        <text:list-item>
          <text:p text:style-name="P3">Incorrect</text:p>
          <text:list>
            <text:list-item>
              <text:p text:style-name="P3">Fuse rating (<text:span text:style-name="T1">was </text:span>10A)</text:p>
            </text:list-item>
            <text:list-item>
              <text:p text:style-name="P3">Front baffle (too thick, non-fender grille cloth)</text:p>
            </text:list-item>
            <text:list-item>
              <text:p text:style-name="P3">One B+ filter capacitor found installed with reverse polarity</text:p>
            </text:list-item>
            <text:list-item>
              <text:p text:style-name="P5">PI tube is 12AX7 instead of 12AT7</text:p>
            </text:list-item>
          </text:list>
        </text:list-item>
        <text:list-item>
          <text:p text:style-name="P4">Inspection reveals </text:p>
          <text:list>
            <text:list-item>
              <text:p text:style-name="P4"><text:span text:style-name="T2">P</text:span>late shorted to heater in past</text:p>
              <text:list>
                <text:list-item>
                  <text:p text:style-name="P3">Center tap of power transformer heater winding overheated</text:p>
                  <text:list>
                    <text:list-item>
                      <text:p text:style-name="P3">Burned all cloth insulation from center tap wire</text:p>
                    </text:list-item>
                  </text:list>
                </text:list-item>
                <text:list-item>
                  <text:p text:style-name="P3">470 Ohm grid resistor <text:span text:style-name="T1">discolored</text:span>, reading ~600 Ohms</text:p>
                </text:list-item>
              </text:list>
            </text:list-item>
            <text:list-item>
              <text:p text:style-name="P6">Oily wiring &amp; green rust on some cloth wiring – potentially conductive?</text:p>
            </text:list-item>
            <text:list-item>
              <text:p text:style-name="P7">Power tubes mismatched, but not bad enough to swap out</text:p>
            </text:list-item>
          </text:list>
        </text:list-item>
      </text:list>
      <text:p text:style-name="Standard">March-April 2020 </text:p>
      <text:list xml:id="list3403881465" text:style-name="WWNum1">
        <text:list-item>
          <text:p text:style-name="P8">Replaced power transformer with ClassicTone model 40-18004, sold as drop-in replacement</text:p>
        </text:list-item>
        <text:list-item>
          <text:p text:style-name="P8">It was not a drop-in replacement. Negative bias circuit was -60VAC instead of original -48VAC, requiring modification to bias circuit to achieve rated power dissipation</text:p>
          <text:list>
            <text:list-item>
              <text:p text:style-name="P8">Bias resistors modified to allow setting appropriate bias voltage</text:p>
              <text:list>
                <text:list-item>
                  <text:p text:style-name="P8">680 Ohm, 22k Ohm, 4.7k Ohm <text:span text:style-name="T1">and </text:span>3.3m Ohm <text:span text:style-name="T1">as seen in </text:span><text:span text:style-name="T3">s</text:span><text:span text:style-name="T1">chematic</text:span></text:p>
                </text:list-item>
              </text:list>
            </text:list-item>
          </text:list>
        </text:list-item>
        <text:list-item>
          <text:p text:style-name="P8">Amp still has 60Hz/120Hz hum</text:p>
          <text:list>
            <text:list-item>
              <text:p text:style-name="P8">Added star grounding</text:p>
            </text:list-item>
            <text:list-item>
              <text:p text:style-name="P8">Modified to Fender Twin Reverb ‘65 Reissue specs</text:p>
              <text:list>
                <text:list-item>
                  <text:p text:style-name="P8">2x 220uF B+ filter caps</text:p>
                </text:list-item>
                <text:list-item>
                  <text:p text:style-name="P8">100uF 100V bias supply filter cap</text:p>
                </text:list-item>
                <text:list-item>
                  <text:p text:style-name="P8">Additional 22uF 100V adjusted bias filter cap</text:p>
                </text:list-item>
                <text:list-item>
                  <text:p text:style-name="P8">Phase inverter input coupling cap doubled to 0.001uF</text:p>
                </text:list-item>
              </text:list>
            </text:list-item>
            <text:list-item>
              <text:p text:style-name="P8">Replaced all remaining electrolytic capacitors</text:p>
            </text:list-item>
            <text:list-item>
              <text:p text:style-name="P8">Replaced eyelet board with non-conductive reproduction</text:p>
            </text:list-item>
            <text:list-item>
              <text:p text:style-name="P8">Replaced resistors with excessive drift</text:p>
            </text:list-item>
            <text:list-item>
              <text:p text:style-name="P9">Replaced oscillator disk capacitors</text:p>
            </text:list-item>
            <text:list-item>
              <text:p text:style-name="P10">Replaced PI output coupling caps</text:p>
            </text:list-item>
            <text:list-item>
              <text:p text:style-name="P11">Replace volume/tone pots and associated wiring</text:p>
            </text:list-item>
            <text:list-item>
              <text:p text:style-name="P8">Shielded input to first gain stages</text:p>
            </text:list-item>
            <text:list-item>
              <text:p text:style-name="P8">Grounded PI stage directly to output speaker jack</text:p>
            </text:list-item>
          </text:list>
        </text:list-item>
        <text:list-item>
          <text:p text:style-name="P8">1 Ohm precision bias measurement resistors <text:span text:style-name="T4">m</text:span>ounted to electrically isolated standoffs</text:p>
        </text:list-item>
        <text:list-item>
          <text:p text:style-name="P8"><text:span text:style-name="T1">Replacement g</text:span>rounded convenience outlet</text:p>
        </text:list-item>
        <text:list-item>
          <text:p text:style-name="P8">Replacement metal/rubber feet</text:p>
        </text:list-item>
        <text:list-item>
          <text:p text:style-name="P8">New grille cloth and baffle board</text:p>
        </text:list-item>
        <text:list-item>
          <text:p text:style-name="P8">Replacement Fender logo</text:p>
        </text:list-item>
        <text:list-item>
          <text:p text:style-name="P8"><text:span text:style-name="T5">Custom</text:span> replacement tube chart <text:a xlink:type="simple" xlink:href="https://github.com/rileymcdowell/showman" text:style-name="Internet_20_link" text:visited-style-name="Visited_20_Internet_20_Link"><text:span text:style-name="T1">https://github.com/rileymcdowell/showman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20:11:20</meta:creation-date>
    <dc:language>en-US</dc:language>
    <dc:date>2020-04-15T22:17:59.693000000</dc:date>
    <meta:editing-cycles>12</meta:editing-cycles>
    <meta:editing-duration>PT21M41S</meta:editing-duration>
    <meta:generator>LibreOffice/6.4.2.2$Windows_X86_64 LibreOffice_project/4e471d8c02c9c90f512f7f9ead8875b57fcb1ec3</meta:generator>
    <meta:document-statistic meta:table-count="0" meta:image-count="0" meta:object-count="0" meta:page-count="1" meta:paragraph-count="43" meta:word-count="336" meta:character-count="2078" meta:non-whitespace-character-count="1770"/>
  </office:meta>
</office:document-meta>
</file>